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0c70"/>
    </style:style>
    <style:style style:name="P2" style:family="paragraph" style:parent-style-name="Text_20_body">
      <style:text-properties officeooo:rsid="0003254c" officeooo:paragraph-rsid="0003254c"/>
    </style:style>
    <style:style style:name="P3" style:family="paragraph" style:parent-style-name="Text_20_body">
      <style:text-properties fo:font-weight="bold" officeooo:rsid="0003254c" officeooo:paragraph-rsid="0003254c" style:font-weight-asian="bold" style:font-weight-complex="bold"/>
    </style:style>
    <style:style style:name="P4" style:family="paragraph" style:parent-style-name="Text_20_body">
      <style:text-properties fo:font-weight="bold" officeooo:rsid="00032fc5" officeooo:paragraph-rsid="00032fc5" style:font-weight-asian="bold" style:font-weight-complex="bold"/>
    </style:style>
    <style:style style:name="P5" style:family="paragraph" style:parent-style-name="Text_20_body">
      <style:text-properties fo:font-weight="normal" officeooo:rsid="00032fc5" officeooo:paragraph-rsid="00032fc5" style:font-weight-asian="normal" style:font-weight-complex="normal"/>
    </style:style>
    <style:style style:name="P6" style:family="paragraph" style:parent-style-name="Table">
      <style:text-properties officeooo:rsid="00032fc5" officeooo:paragraph-rsid="00032fc5"/>
    </style:style>
    <style:style style:name="P7" style:family="paragraph" style:parent-style-name="Heading_20_1">
      <style:text-properties officeooo:rsid="0003254c" officeooo:paragraph-rsid="0003254c"/>
    </style:style>
    <style:style style:name="T1" style:family="text">
      <style:text-properties officeooo:rsid="000380f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Optimal Plans</text:h>
      <text:p text:style-name="Text_20_body">By looking at plan length in <text:sequence-ref text:reference-format="caption" text:ref-name="refTable0">run_search.py execution results</text:sequence-ref> the optimal plans for the project’s problems is as follows:</text:p>
      <text:p text:style-name="P3">Problem 1:</text:p>
      <text:p text:style-name="P2">Load(C1, P1, SFO)</text:p>
      <text:p text:style-name="P2">Fly(P2, JFK, SFO)</text:p>
      <text:p text:style-name="P2">Unload(C2, P2, SFO)</text:p>
      <text:p text:style-name="P2">Fly(P1, SFO, JFK)</text:p>
      <text:p text:style-name="P2">Unload(C1, P1, JFK)</text:p>
      <text:p text:style-name="P3">Problem 2:</text:p>
      <text:p text:style-name="P5">Load(C1, P1, SFO)</text:p>
      <text:p text:style-name="P5">Load(C3, P3, ATL)</text:p>
      <text:p text:style-name="P5">Fly(P2, JFK, SFO)</text:p>
      <text:p text:style-name="P5">Unload(C2, P2, SFO)</text:p>
      <text:p text:style-name="P5">Fly(P1, SFO, JFK)</text:p>
      <text:p text:style-name="P5">Unload(C1, P1, JFK)</text:p>
      <text:p text:style-name="P5">Fly(P3, ATL, SFO)</text:p>
      <text:p text:style-name="P5">Unload(C3, P3, SFO)</text:p>
      <text:p text:style-name="P4">Problem 3:</text:p>
      <text:p text:style-name="P5">Load(C1, P1, SFO)</text:p>
      <text:p text:style-name="P5">Fly(P2, JFK, ORD)</text:p>
      <text:p text:style-name="P5">Load(C4, P2, ORD)</text:p>
      <text:p text:style-name="P5">Fly(P1, SFO, ATL)</text:p>
      <text:p text:style-name="P5">Load(C3, P1, ATL)</text:p>
      <text:p text:style-name="P5">Fly(P1, ATL, JFK)</text:p>
      <text:p text:style-name="P5">Unload(C1, P1, JFK)</text:p>
      <text:p text:style-name="P5">Unload(C3, P1, JFK)</text:p>
      <text:p text:style-name="P5">Fly(P2, ORD, SFO)</text:p>
      <text:p text:style-name="P5">Unload(C2, P2, SFO)</text:p>
      <text:p text:style-name="P5">Unload(C4, P2, SFO)</text:p>
      <text:p text:style-name="P1"><draw:frame draw:style-name="fr1" draw:name="Frame1" text:anchor-type="paragraph" svg:x="-2cm" svg:y="0.005cm" svg:width="20.92cm" draw:z-index="0"><draw:text-box fo:min-height="11.79cm"><text:p text:style-name="Table"><draw:frame draw:style-name="fr2" draw:name="Object1" text:anchor-type="as-char" svg:width="20.92cm" style:rel-width="100%" svg:height="11.79cm" style:rel-height="scale" draw:z-index="1"><draw:object xlink:href="./Object 1" xlink:type="simple" xlink:show="embed" xlink:actuate="onLoad"/><draw:image xlink:href="./ObjectReplacements/Object 1" xlink:type="simple" xlink:show="embed" xlink:actuate="onLoad"/><svg:title>run_search.py execution results</svg:title></draw:frame><text:line-break/>Table <text:sequence text:ref-name="refTable0" text:name="Table" text:formula="ooow:Table+1" style:num-format="1">1</text:sequence>: run_search.py execution results</text:p><text:p text:style-name="P6">The tests results show that the best heuristic used wa<text:span text:style-name="T1">s “h_ignore_preconditions”</text:span></text:p><text:p text:style-name="P6"/></draw:text-box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3:10:41.591057116</meta:creation-date>
    <dc:date>2018-02-10T00:38:46.698147042</dc:date>
    <meta:editing-duration>PT9M26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2" meta:paragraph-count="31" meta:word-count="115" meta:character-count="710" meta:non-whitespace-character-count="6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00" fo:border="0.06pt solid #000000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Search Algorithm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790489700622856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breadth_first_tree_search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023799820017302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0533813998335972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depth_limited_search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151110020000487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769312900316436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recursive_best_first_search</text:p>
          </table:table-cell>
          <table:table-cell office:value-type="string" calcext:value-type="string">
            <text:p><text:s/>with 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9" calcext:value-type="float">
            <text:p>17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296419210004387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6546022996190004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686764800862875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7879542005830444</text:p>
          </table:table-cell>
        </table:table-row>
        <table:table-row table:style-name="ro1">
          <table:table-cell office:value-type="string" calcext:value-type="string">
            <text:p>Air Cargo Problem 1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pg_levelsum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192712040006882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829687690013088</text:p>
          </table:table-cell>
        </table:table-row>
        <table:table-row table:style-name="ro1">
          <table:table-cell table:style-name="ce2" office:value-type="string" calcext:value-type="string">
            <text:p>Air Cargo Problem 2</text:p>
          </table:table-cell>
          <table:table-cell table:style-name="ce2" office:value-type="string" calcext:value-type="string">
            <text:p>breadth_first_tree_search</text:p>
          </table:table-cell>
          <table:table-cell table:style-name="ce2" table:number-columns-repeated="5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211" calcext:value-type="float">
            <text:p>521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3.5501317769958405</text:p>
          </table:table-cell>
        </table:table-row>
        <table:table-row table:style-name="ro1">
          <table:table-cell table:style-name="ce2" office:value-type="string" calcext:value-type="string">
            <text:p>Air Cargo Problem 2</text:p>
          </table:table-cell>
          <table:table-cell table:style-name="ce2" office:value-type="string" calcext:value-type="string">
            <text:p>depth_limited_search</text:p>
          </table:table-cell>
          <table:table-cell table:style-name="ce2" table:number-columns-repeated="5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.094473118006135</text:p>
          </table:table-cell>
        </table:table-row>
        <table:table-row table:style-name="ro1">
          <table:table-cell table:style-name="ce2" office:value-type="string" calcext:value-type="string">
            <text:p>Air Cargo Problem 2</text:p>
          </table:table-cell>
          <table:table-cell table:style-name="ce2" office:value-type="string" calcext:value-type="string">
            <text:p>recursive_best_first_search</text:p>
          </table:table-cell>
          <table:table-cell table:style-name="ce2" office:value-type="string" calcext:value-type="string">
            <text:p><text:s/>with h_1</text:p>
          </table:table-cell>
          <table:table-cell table:style-name="ce2" table:number-columns-repeated="4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float" office:value="8910" calcext:value-type="float">
            <text:p>89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84201829500671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4852" calcext:value-type="float">
            <text:p>4852</text:p>
          </table:table-cell>
          <table:table-cell office:value-type="float" office:value="4854" calcext:value-type="float">
            <text:p>4854</text:p>
          </table:table-cell>
          <table:table-cell office:value-type="float" office:value="44030" calcext:value-type="float">
            <text:p>44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.189728138997452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286520724999718</text:p>
          </table:table-cell>
        </table:table-row>
        <table:table-row table:style-name="ro1">
          <table:table-cell office:value-type="string" calcext:value-type="string">
            <text:p>Air Cargo Problem 2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pg_levelsum</text:p>
          </table:table-cell>
          <table:table-cell office:value-type="float" office:value="1129" calcext:value-type="float">
            <text:p>1129</text:p>
          </table:table-cell>
          <table:table-cell office:value-type="float" office:value="1131" calcext:value-type="float">
            <text:p>1131</text:p>
          </table:table-cell>
          <table:table-cell office:value-type="float" office:value="10232" calcext:value-type="float">
            <text:p>10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1.7123961659963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breadth_first_search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.156475898009376</text:p>
          </table:table-cell>
        </table:table-row>
        <table:table-row table:style-name="ro1">
          <table:table-cell table:style-name="ce2" office:value-type="string" calcext:value-type="string">
            <text:p>Air Cargo Problem 3</text:p>
          </table:table-cell>
          <table:table-cell table:style-name="ce2" office:value-type="string" calcext:value-type="string">
            <text:p>breadth_first_tree_search</text:p>
          </table:table-cell>
          <table:table-cell table:style-name="ce2" table:number-columns-repeated="5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depth_first_graph_search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5176" calcext:value-type="float">
            <text:p>517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.949835395993432</text:p>
          </table:table-cell>
        </table:table-row>
        <table:table-row table:style-name="ro1">
          <table:table-cell table:style-name="ce2" office:value-type="string" calcext:value-type="string">
            <text:p>Air Cargo Problem 3</text:p>
          </table:table-cell>
          <table:table-cell table:style-name="ce2" office:value-type="string" calcext:value-type="string">
            <text:p>depth_limited_search</text:p>
          </table:table-cell>
          <table:table-cell table:style-name="ce2" table:number-columns-repeated="5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uniform_cost_search</text:p>
          </table:table-cell>
          <table:table-cell/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79782148900267</text:p>
          </table:table-cell>
        </table:table-row>
        <table:table-row table:style-name="ro1">
          <table:table-cell table:style-name="ce2" office:value-type="string" calcext:value-type="string">
            <text:p>Air Cargo Problem 3</text:p>
          </table:table-cell>
          <table:table-cell table:style-name="ce2" office:value-type="string" calcext:value-type="string">
            <text:p>recursive_best_first_search</text:p>
          </table:table-cell>
          <table:table-cell table:style-name="ce2" office:value-type="string" calcext:value-type="string">
            <text:p><text:s/>with h_1</text:p>
          </table:table-cell>
          <table:table-cell table:style-name="ce2" table:number-columns-repeated="4"/>
          <table:table-cell table:style-name="ce2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greedy_best_first_graph_search</text:p>
          </table:table-cell>
          <table:table-cell office:value-type="string" calcext:value-type="string">
            <text:p><text:s/>with h_1</text:p>
          </table:table-cell>
          <table:table-cell office:value-type="float" office:value="5614" calcext:value-type="float">
            <text:p>5614</text:p>
          </table:table-cell>
          <table:table-cell office:value-type="float" office:value="5616" calcext:value-type="float">
            <text:p>5616</text:p>
          </table:table-cell>
          <table:table-cell office:value-type="float" office:value="49429" calcext:value-type="float">
            <text:p>49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539999439002713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1</text:p>
          </table:table-cell>
          <table:table-cell office:value-type="float" office:value="18235" calcext:value-type="float">
            <text:p>18235</text:p>
          </table:table-cell>
          <table:table-cell office:value-type="float" office:value="18237" calcext:value-type="float">
            <text:p>18237</text:p>
          </table:table-cell>
          <table:table-cell office:value-type="float" office:value="159716" calcext:value-type="float">
            <text:p>1597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.069883903997834</text:p>
          </table:table-cell>
        </table:table-row>
        <table:table-row table:style-name="ro1">
          <table:table-cell office:value-type="string" calcext:value-type="string">
            <text:p>Air Cargo Problem 3</text:p>
          </table:table-cell>
          <table:table-cell office:value-type="string" calcext:value-type="string">
            <text:p>astar_search</text:p>
          </table:table-cell>
          <table:table-cell office:value-type="string" calcext:value-type="string">
            <text:p><text:s/>with h_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76714656004333</text:p>
          </table:table-cell>
        </table:table-row>
        <table:table-row table:style-name="ro1">
          <table:table-cell table:style-name="ce2" office:value-type="string" calcext:value-type="string">
            <text:p>Air Cargo Problem 3</text:p>
          </table:table-cell>
          <table:table-cell table:style-name="ce2" office:value-type="string" calcext:value-type="string">
            <text:p>astar_search</text:p>
          </table:table-cell>
          <table:table-cell table:style-name="ce2" office:value-type="string" calcext:value-type="string">
            <text:p><text:s/>with h_pg_levelsum</text:p>
          </table:table-cell>
          <table:table-cell table:style-name="ce2" table:number-columns-repeated="4"/>
          <table:table-cell table:style-name="ce2" office:value-type="string" calcext:value-type="string">
            <text:p>timeou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0:10:11.333429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